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xml"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 svg:font-family="Mangal"/>
    <style:font-face style:name="Courier New1" svg:font-family="'Courier New'"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Sitka Display" svg:font-family="'Sitka Display'" style:font-adornments="Standard" style:font-pitch="variable"/>
    <style:font-face style:name="Sitka Subheading" svg:font-family="'Sitka Subheading'" style:font-adornments="Standard" style:font-pitch="variable"/>
    <style:font-face style:name="ITC Officina Sans Book" svg:font-family="'ITC Officina Sans Book'" style:font-family-generic="swiss" style:font-pitch="variable"/>
    <style:font-face style:name="Segoe UI" svg:font-family="'Segoe U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hID:33]</text:p>
      <text:h text:style-name="Heading_20_1" text:outline-level="1">Information</text:h>
      <text:p text:style-name="Text_20_body">[ScID:120]</text:p>
      <text:p text:style-name="Text_20_body">*** IMPORTANT ***</text:p>
      <text:p text:style-name="Text_20_body">This message has been modified by proof reader.</text:p>
      <text:p text:style-name="Text_20_body">Besides, the proof reader <text:span text:style-name="T1">replaced straight quotes and apostrophes by curly ones</text:span>.</text:p>
      <text:p text:style-name="Text_20_body">[/ScID]</text:p>
      <text:p text:style-name="Text_20_body">[/ChID]</text:p>
      <text:p text:style-name="Text_20_body">[ChID:1]</text:p>
      <text:h text:style-name="Heading_20_2" text:outline-level="2">First Chapter</text:h>
      <text:p text:style-name="Text_20_body">[ScID:1]</text:p>
      <text:p text:style-name="Text_20_body">(You can download the complete text of Hal Spacejock, free, from http://www.spacejock.com.au/Hal1Download.html)</text:p>
      <text:p text:style-name="First_20_line_20_indent"/>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text:soft-page-break/>“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2]</text:p>
      <text:h text:style-name="Heading_20_2" text:outline-level="2">Second Chapter</text:h>
      <text:p text:style-name="Text_20_body">[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text:soft-page-break/>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2">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text:soft-page-break/>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10]</text:p>
      <text:p text:style-name="Text_20_body"><text:soft-page-break/>“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text:p text:style-name="Text_20_body">[ChID:6]</text:p>
      <text:p text:style-name="Text_20_body">[ScID:58]</text:p>
      <text:p text:style-name="First_20_paragraph">[/ScID]</text:p>
      <text:p text:style-name="Text_20_body">[ScID:12]</text:p>
      <text:p text:style-name="First_20_paragraph">[/ScID]</text:p>
      <text:p text:style-name="Text_20_body">[/ChID]</text:p>
      <text:p text:style-name="Text_20_body">[ChID:7]</text:p>
      <text:p text:style-name="Text_20_body">[ScID:15]</text:p>
      <text:p text:style-name="First_20_paragraph">[/ScID]</text:p>
      <text:p text:style-name="Text_20_body">[/ChID]</text:p>
      <text:p text:style-name="Text_20_body">[ChID:8]</text:p>
      <text:p text:style-name="Text_20_body">[ScID:17]</text:p>
      <text:p text:style-name="First_20_paragraph">[/ScID]</text:p>
      <text:p text:style-name="Text_20_body">[/ChID]</text:p>
      <text:p text:style-name="Text_20_body">[ChID:9]</text:p>
      <text:p text:style-name="Text_20_body">[ScID:19]</text:p>
      <text:p text:style-name="First_20_paragraph">[/ScID]</text:p>
      <text:p text:style-name="Text_20_body">[/ChID]</text:p>
      <text:p text:style-name="Text_20_body">[ChID:10]</text:p>
      <text:p text:style-name="Text_20_body">[ScID:22]</text:p>
      <text:p text:style-name="First_20_paragraph">[/ScID]</text:p>
      <text:p text:style-name="Text_20_body">[/ChID]</text:p>
      <text:p text:style-name="Text_20_body">[ChID:11]</text:p>
      <text:p text:style-name="Text_20_body">[ScID:25]</text:p>
      <text:p text:style-name="First_20_paragraph">[/ScID]</text:p>
      <text:p text:style-name="Text_20_body">[ScID:27]</text:p>
      <text:p text:style-name="First_20_paragraph">[/ScID]</text:p>
      <text:p text:style-name="Text_20_body">[/ChID]</text:p>
      <text:p text:style-name="Text_20_body">[ChID:12]</text:p>
      <text:p text:style-name="Text_20_body">[ScID:29]</text:p>
      <text:p text:style-name="First_20_paragraph">[/ScID]</text:p>
      <text:p text:style-name="Text_20_body">[ScID:31]</text:p>
      <text:p text:style-name="First_20_paragraph">[/ScID]</text:p>
      <text:p text:style-name="Text_20_body"><text:soft-page-break/>[/ChID]</text:p>
      <text:p text:style-name="Text_20_body">[ChID:13]</text:p>
      <text:p text:style-name="Text_20_body">[ScID:34]</text:p>
      <text:p text:style-name="First_20_paragraph">[/ScID]</text:p>
      <text:p text:style-name="Text_20_body">[/ChID]</text:p>
      <text:p text:style-name="Text_20_body">[ChID:14]</text:p>
      <text:p text:style-name="Text_20_body">[/ChID]</text:p>
      <text:p text:style-name="Text_20_body">[ChID:15]</text:p>
      <text:p text:style-name="Text_20_body">[ScID:38]</text:p>
      <text:p text:style-name="First_20_paragraph">[/ScID]</text:p>
      <text:p text:style-name="Text_20_body">[ScID:40]</text:p>
      <text:p text:style-name="First_20_paragraph">[/ScID]</text:p>
      <text:p text:style-name="Text_20_body">[/ChID]</text:p>
      <text:p text:style-name="Text_20_body">[ChID:16]</text:p>
      <text:p text:style-name="Text_20_body">[ScID:43]</text:p>
      <text:p text:style-name="First_20_paragraph">[/ScID]</text:p>
      <text:p text:style-name="Text_20_body">[ScID:45]</text:p>
      <text:p text:style-name="First_20_paragraph">[/ScID]</text:p>
      <text:p text:style-name="Text_20_body">[/ChID]</text:p>
      <text:p text:style-name="Text_20_body">[ChID:17]</text:p>
      <text:p text:style-name="Text_20_body">[ScID:47]</text:p>
      <text:p text:style-name="First_20_paragraph">[/ScID]</text:p>
      <text:p text:style-name="Text_20_body">[ScID:49]</text:p>
      <text:p text:style-name="First_20_paragraph">[/ScID]</text:p>
      <text:p text:style-name="Text_20_body">[/ChID]</text:p>
      <text:p text:style-name="Text_20_body">[ChID:18]</text:p>
      <text:p text:style-name="Text_20_body">[ScID:51]</text:p>
      <text:p text:style-name="First_20_paragraph">[/ScID]</text:p>
      <text:p text:style-name="Text_20_body">[ScID:53]</text:p>
      <text:p text:style-name="First_20_paragraph">[/ScID]</text:p>
      <text:p text:style-name="Text_20_body">[/ChID]</text:p>
      <text:p text:style-name="Text_20_body">[ChID:19]</text:p>
      <text:p text:style-name="Text_20_body">[ScID:55]</text:p>
      <text:p text:style-name="First_20_paragraph">[/ScID]</text:p>
      <text:p text:style-name="Text_20_body">[ScID:57]</text:p>
      <text:p text:style-name="First_20_paragraph">[/ScID]</text:p>
      <text:p text:style-name="Text_20_body">[/ChID]</text:p>
      <text:p text:style-name="Text_20_body">[ChID:20]</text:p>
      <text:p text:style-name="Text_20_body">[ScID:60]</text:p>
      <text:p text:style-name="First_20_paragraph">[/ScID]</text:p>
      <text:p text:style-name="Text_20_body">[ScID:62]</text:p>
      <text:p text:style-name="First_20_paragraph"><text:soft-page-break/>[/ScID]</text:p>
      <text:p text:style-name="Text_20_body">[ScID:64]</text:p>
      <text:p text:style-name="First_20_paragraph">[/ScID]</text:p>
      <text:p text:style-name="Text_20_body">[/ChID]</text:p>
      <text:p text:style-name="Text_20_body">[ChID:21]</text:p>
      <text:p text:style-name="Text_20_body">[ScID:66]</text:p>
      <text:p text:style-name="First_20_paragraph">[/ScID]</text:p>
      <text:p text:style-name="Text_20_body">[ScID:68]</text:p>
      <text:p text:style-name="First_20_paragraph">[/ScID]</text:p>
      <text:p text:style-name="Text_20_body">[/ChID]</text:p>
      <text:p text:style-name="Text_20_body">[ChID:22]</text:p>
      <text:p text:style-name="Text_20_body">[ScID:71]</text:p>
      <text:p text:style-name="First_20_paragraph">[/ScID]</text:p>
      <text:p text:style-name="Text_20_body">[/ChID]</text:p>
      <text:p text:style-name="Text_20_body">[ChID:23]</text:p>
      <text:p text:style-name="Text_20_body">[ScID:74]</text:p>
      <text:p text:style-name="First_20_paragraph">[/ScID]</text:p>
      <text:p text:style-name="Text_20_body">[/ChID]</text:p>
      <text:p text:style-name="Text_20_body">[ChID:24]</text:p>
      <text:p text:style-name="Text_20_body">[ScID:77]</text:p>
      <text:p text:style-name="First_20_paragraph">[/ScID]</text:p>
      <text:p text:style-name="Text_20_body">[ScID:79]</text:p>
      <text:p text:style-name="First_20_paragraph">[/ScID]</text:p>
      <text:p text:style-name="Text_20_body">[ScID:81]</text:p>
      <text:p text:style-name="First_20_paragraph">[/ScID]</text:p>
      <text:p text:style-name="Text_20_body">[/ChID]</text:p>
      <text:p text:style-name="Text_20_body">[ChID:25]</text:p>
      <text:p text:style-name="Text_20_body">[ScID:84]</text:p>
      <text:p text:style-name="First_20_paragraph">[/ScID]</text:p>
      <text:p text:style-name="Text_20_body">[ScID:86]</text:p>
      <text:p text:style-name="First_20_paragraph">[/ScID]</text:p>
      <text:p text:style-name="Text_20_body">[/ChID]</text:p>
      <text:p text:style-name="Text_20_body">[ChID:26]</text:p>
      <text:p text:style-name="Text_20_body">[ScID:89]</text:p>
      <text:p text:style-name="First_20_paragraph">[/ScID]</text:p>
      <text:p text:style-name="Text_20_body">[/ChID]</text:p>
      <text:p text:style-name="Text_20_body">[ChID:27]</text:p>
      <text:p text:style-name="Text_20_body">[ScID:92]</text:p>
      <text:p text:style-name="First_20_paragraph">[/ScID]</text:p>
      <text:p text:style-name="Text_20_body">[ScID:94]</text:p>
      <text:p text:style-name="First_20_paragraph">[/ScID]</text:p>
      <text:p text:style-name="Text_20_body"><text:soft-page-break/>[/ChID]</text:p>
      <text:p text:style-name="Text_20_body">[ChID:28]</text:p>
      <text:p text:style-name="Text_20_body">[ScID:96]</text:p>
      <text:p text:style-name="First_20_paragraph">[/ScID]</text:p>
      <text:p text:style-name="Text_20_body">[ScID:98]</text:p>
      <text:p text:style-name="First_20_paragraph">[/ScID]</text:p>
      <text:p text:style-name="Text_20_body">[/ChID]</text:p>
      <text:p text:style-name="Text_20_body">[ChID:29]</text:p>
      <text:p text:style-name="Text_20_body">[ScID:101]</text:p>
      <text:p text:style-name="First_20_paragraph">[/ScID]</text:p>
      <text:p text:style-name="Text_20_body">[ScID:103]</text:p>
      <text:p text:style-name="First_20_paragraph">[/ScID]</text:p>
      <text:p text:style-name="Text_20_body">[ScID:105]</text:p>
      <text:p text:style-name="First_20_paragraph">[/ScID]</text:p>
      <text:p text:style-name="Text_20_body">[/ChID]</text:p>
      <text:p text:style-name="Text_20_body">[ChID:30]</text:p>
      <text:p text:style-name="Text_20_body">[ScID:108]</text:p>
      <text:p text:style-name="First_20_paragraph">[/ScID]</text:p>
      <text:p text:style-name="Text_20_body">[ScID:110]</text:p>
      <text:p text:style-name="First_20_paragraph">[/ScID]</text:p>
      <text:p text:style-name="Text_20_body">[ScID:112]</text:p>
      <text:p text:style-name="First_20_paragraph">[/ScID]</text:p>
      <text:p text:style-name="Text_20_body">[/ChID]</text:p>
      <text:p text:style-name="Text_20_body">[ChID:31]</text:p>
      <text:p text:style-name="Text_20_body">[ScID:114]</text:p>
      <text:p text:style-name="First_20_paragraph">[/ScID]</text:p>
      <text:p text:style-name="Text_20_body">[ScID:116]</text:p>
      <text:p text:style-name="First_20_paragraph">[/ScID]</text:p>
      <text:p text:style-name="Text_20_body">[/ChID]</text:p>
      <text:p text:style-name="Text_20_body">[ChID:32]</text:p>
      <text:p text:style-name="Text_20_body">[ScID:119]</text:p>
      <text:p text:style-name="First_20_paragraph">[/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 svg:font-family="Mangal"/>
    <style:font-face style:name="Courier New1" svg:font-family="'Courier New'"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Sitka Display" svg:font-family="'Sitka Display'" style:font-adornments="Standard" style:font-pitch="variable"/>
    <style:font-face style:name="Sitka Subheading" svg:font-family="'Sitka Subheading'" style:font-adornments="Standard" style:font-pitch="variable"/>
    <style:font-face style:name="ITC Officina Sans Book" svg:font-family="'ITC Officina Sans Book'" style:font-family-generic="swiss"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style:letter-kerning="false"/>
    </style:style>
    <style:style style:name="Heading" style:family="paragraph" style:parent-style-name="Standard" style:next-style-name="Text_20_body" style:class="text">
      <style:paragraph-properties loext:contextual-spacing="false" fo:margin-top="0.423cm" fo:margin-bottom="0.212cm" fo:keep-with-next="always"/>
    </style:style>
    <style:style style:name="Text_20_body" style:display-name="Text body" style:family="paragraph" style:parent-style-name="Standard" style:next-style-name="First_20_line_20_indent" style:class="text" style:master-page-name="">
      <style:paragraph-properties loext:contextual-spacing="false" fo:margin-top="0cm" fo:margin-bottom="0cm" fo:line-height="115%" style:page-number="auto"/>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style style:name="Heading_20_6" style:display-name="Heading 6" style:family="paragraph" style:parent-style-name="Heading" style:next-style-name="Text_20_body" style:default-outline-level="6" style:class="text"/>
    <style:style style:name="Quotations" style:family="paragraph" style:parent-style-name="Text_20_body" style:class="html">
      <style:paragraph-properties loext:contextual-spacing="false" fo:margin="100%" fo:margin-left="1cm" fo:margin-right="1cm" fo:margin-top="0cm" fo:margin-bottom="0.499cm" fo:text-indent="0cm" style:auto-text-indent="false"/>
      <style:text-properties fo:font-style="italic"/>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style>
    <style:style style:name="Definition_20_Term" style:display-name="Definition Term" style:family="paragraph" style:parent-style-name="Standard" style:next-style-name="Definition_20_Definition">
      <style:paragraph-properties loext:contextual-spacing="false" fo:margin-top="0.152cm" fo:margin-bottom="0.152cm"/>
    </style:style>
    <style:style style:name="Definition_20_Definition" style:display-name="Definition Definition" style:family="paragraph" style:parent-style-name="Standard" style:next-style-name="Text_20_body">
      <style:paragraph-properties loext:contextual-spacing="false" fo:margin="100%" fo:margin-left="1.27cm" fo:margin-right="0cm" fo:margin-top="0cm" fo:margin-bottom="0cm" fo:text-indent="0cm"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loext:contextual-spacing="false" fo:margin-top="0.203cm" fo:margin-bottom="0.203cm"/>
    </style:style>
    <style:style style:name="Definition_20_Definition_20_Tight" style:display-name="Definition Definition Tight" style:family="paragraph" style:parent-style-name="Standard">
      <style:paragraph-properties loext:contextual-spacing="false"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paragraph" style:display-name="First paragraph" style:family="paragraph" style:parent-style-name="Standard" style:next-style-name="Text_20_body" style:class="text"/>
    <style:style style:name="First_20_line_20_indent" style:display-name="First line indent" style:family="paragraph" style:parent-style-name="Text_20_body" style:class="text">
      <style:paragraph-properties loext:contextual-spacing="false"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paragraph-properties loext:contextual-spacing="false" fo:margin-top="0.7cm" fo:margin-bottom="0cm"/>
      <style:text-properties fo:font-style="italic"/>
    </style:style>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style style:name="Heading_20_8" style:display-name="Heading 8" style:family="paragraph" style:parent-style-name="Heading" style:next-style-name="Text_20_body" style:default-outline-level="8" style:class="text"/>
    <style:style style:name="Heading_20_9" style:display-name="Heading 9" style:family="paragraph" style:parent-style-name="Heading" style:next-style-name="Text_20_body" style:default-outline-level="9" style:class="text"/>
    <style:style style:name="Heading_20_10" style:display-name="Heading 10" style:family="paragraph" style:parent-style-name="Heading" style:next-style-name="Text_20_body" style:default-outline-level="10" style:list-style-name="" style:class="tex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paragraph-properties loext:contextual-spacing="false" fo:margin-top="0.21cm" fo:margin-bottom="0.21cm"/>
    </style:style>
    <style:style style:name="Frame_20_contents" style:display-name="Frame contents" style:family="paragraph" style:parent-style-name="Text_20_body" style:class="extra"/>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default-outline-level="10"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Heading" style:next-style-name="Subtitle" style:class="chapter" style:master-page-name="">
      <style:paragraph-properties loext:contextual-spacing="false" fo:margin="100%" fo:margin-left="0cm" fo:margin-right="0cm" fo:margin-top="0.199cm" fo:margin-bottom="0.499cm" fo:line-height="100%" fo:text-align="center" style:justify-single-word="false" fo:text-indent="0cm" style:auto-text-indent="false" style:page-number="auto" fo:padding="0cm" fo:border="none"/>
      <style:text-properties style:font-name="Sitka Display" fo:font-size="26pt"/>
    </style:style>
    <style:style style:name="Subtitle" style:family="paragraph" style:parent-style-name="Title" style:class="chapter">
      <style:paragraph-properties loext:contextual-spacing="false" fo:margin-top="0.199cm" fo:margin-bottom="0.801cm"/>
      <style:text-properties style:font-name="Sitka Subheading" fo:font-size="1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Autor" style:family="paragraph" style:parent-style-name="Heading" style:next-style-name="Title" style:class="chapter">
      <style:paragraph-properties loext:contextual-spacing="false" fo:margin-top="0.6cm" fo:margin-bottom="0.199cm" fo:text-align="center" style:justify-single-word="false"/>
      <style:text-properties style:font-name="Sitka Subheading" fo:font-size="16pt" fo:language="zxx" fo:country="none"/>
    </style:style>
    <style:style style:name="Source_5f_Text" style:display-name="Source_Text" style:family="text">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text-transform="uppercase" fo:letter-spacing="0.018cm" fo:background-color="transparent"/>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2" fo:font-size="9pt"/>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499cm" fo:margin-bottom="1.499cm" fo:margin-left="3cm" fo:margin-right="3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9-12-19T09:40:55</meta:creation-date>
    <dc:date>2019-12-20T12:35:57.83</dc:date>
    <meta:editing-duration>PT5M12S</meta:editing-duration>
    <meta:editing-cycles>9</meta:editing-cycles>
    <meta:document-statistic meta:table-count="0" meta:image-count="0" meta:object-count="0" meta:page-count="8" meta:paragraph-count="259" meta:word-count="1515" meta:character-count="8905"/>
  </office:meta>
</office:document-meta>
</file>